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6.715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97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6.71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4.97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0.208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9cm" svg:y="15.2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3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2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8:04</dc:date>
    <meta:editing-duration>PT00H54M10S</meta:editing-duration>
    <meta:editing-cycles>7</meta:editing-cycles>
    <meta:generator>OpenOffice.org/3.1$Linux OpenOffice.org_project/310m19$Build-9420</meta:generator>
    <meta:document-statistic meta:object-count="18"/>
  </office:meta>
</office:document-meta>
</file>